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ova Light" svg:font-family="'Arial Nova Light'" style:font-family-generic="swiss" style:font-pitch="variable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0a98" officeooo:paragraph-rsid="000f0a9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0a98" officeooo:paragraph-rsid="000f0a9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fdc5" officeooo:paragraph-rsid="0010fdc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6fac" officeooo:paragraph-rsid="00116fac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0fdc5" officeooo:paragraph-rsid="0010fdc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6fac" officeooo:paragraph-rsid="00116fac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116fac" officeooo:paragraph-rsid="00116fac" style:font-weight-asian="bold" style:font-weight-complex="bold"/>
    </style:style>
    <style:style style:name="P8" style:family="paragraph" style:parent-style-name="Standard">
      <style:text-properties fo:font-style="italic" style:text-underline-style="none" fo:font-weight="normal" officeooo:rsid="001af635" officeooo:paragraph-rsid="001af63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none" fo:font-weight="normal" officeooo:rsid="0024ad77" officeooo:paragraph-rsid="0024ad7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bold" officeooo:rsid="001eebad" officeooo:paragraph-rsid="001eeba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style:text-underline-style="none" fo:font-weight="normal" officeooo:rsid="00116fac" officeooo:paragraph-rsid="0010fdc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16fac" officeooo:paragraph-rsid="00116fa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23bfe" officeooo:paragraph-rsid="00123bf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34c7a" officeooo:paragraph-rsid="00134c7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5010a" officeooo:paragraph-rsid="0015010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96855" officeooo:paragraph-rsid="001968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a2bbb" officeooo:paragraph-rsid="001a2bb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af635" officeooo:paragraph-rsid="001af63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c7f93" officeooo:paragraph-rsid="001c7f9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d20ec" officeooo:paragraph-rsid="001d20e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e9cf4" officeooo:paragraph-rsid="001e9cf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eebad" officeooo:paragraph-rsid="001eeba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04709" officeooo:paragraph-rsid="0020470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1765a" officeooo:paragraph-rsid="0021765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2c2f5" officeooo:paragraph-rsid="0022c2f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4ad77" officeooo:paragraph-rsid="0024ad7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86ee3" officeooo:paragraph-rsid="00286ee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bold" officeooo:rsid="0015010a" officeooo:paragraph-rsid="0015010a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none" fo:font-weight="bold" officeooo:rsid="00196855" officeooo:paragraph-rsid="00196855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style:text-underline-style="none" fo:font-weight="bold" officeooo:rsid="001af635" officeooo:paragraph-rsid="001af635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bold" officeooo:rsid="00116fac" officeooo:paragraph-rsid="00116fac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bold" officeooo:rsid="00123bfe" officeooo:paragraph-rsid="00123bfe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bold" officeooo:rsid="001c7f93" officeooo:paragraph-rsid="001c7f93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solid" style:text-underline-width="auto" style:text-underline-color="font-color" fo:font-weight="bold" officeooo:rsid="001d20ec" officeooo:paragraph-rsid="001d20ec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bold" officeooo:rsid="001eebad" officeooo:paragraph-rsid="001eebad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text-underline-style="solid" style:text-underline-width="auto" style:text-underline-color="font-color" fo:font-weight="bold" officeooo:rsid="00204709" officeooo:paragraph-rsid="00204709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bold" officeooo:rsid="0021765a" officeooo:paragraph-rsid="0021765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286ee3" officeooo:paragraph-rsid="00286ee3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Arial Nova Light" fo:font-style="normal" style:text-underline-style="none" fo:font-weight="normal" officeooo:rsid="001c7f93" officeooo:paragraph-rsid="001c7f93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Bell MT" fo:font-style="normal" style:text-underline-style="none" fo:font-weight="normal" officeooo:rsid="001d20ec" officeooo:paragraph-rsid="001d20e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paragraph-rsid="00286ee3"/>
    </style:style>
    <style:style style:name="P42" style:family="paragraph" style:parent-style-name="Standard">
      <style:text-properties officeooo:rsid="002a4c4b" officeooo:paragraph-rsid="002a4c4b"/>
    </style:style>
    <style:style style:name="P43" style:family="paragraph" style:parent-style-name="Standard">
      <style:text-properties officeooo:rsid="002de9c8" officeooo:paragraph-rsid="002de9c8"/>
    </style:style>
    <style:style style:name="P44" style:family="paragraph" style:parent-style-name="Standard">
      <style:text-properties fo:font-style="normal" style:text-underline-style="none" fo:font-weight="normal" officeooo:rsid="00204709" officeooo:paragraph-rsid="001eeba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204709" officeooo:paragraph-rsid="0020470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21765a" officeooo:paragraph-rsid="0021765a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bold" officeooo:rsid="00204709" officeooo:paragraph-rsid="00204709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86ee3" officeooo:paragraph-rsid="00286ee3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8f9ac" officeooo:paragraph-rsid="0028f9a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91c02" officeooo:paragraph-rsid="00291c02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a4c4b" officeooo:paragraph-rsid="00291c0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a4c4b" officeooo:paragraph-rsid="002a4c4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bebfc" officeooo:paragraph-rsid="002bebfc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loext:opacity="100%" style:font-name="Liberation Serif" fo:font-size="12pt" fo:font-style="normal" style:text-underline-style="none" fo:font-weight="normal" officeooo:rsid="002de9c8" officeooo:paragraph-rsid="002de9c8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loext:opacity="100%" style:font-name="Liberation Serif" fo:font-size="12pt" fo:font-style="italic" style:text-underline-style="none" fo:font-weight="normal" officeooo:rsid="0028f9ac" officeooo:paragraph-rsid="0028f9ac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color="#000000" loext:opacity="100%" style:font-name="Liberation Serif" fo:font-size="12pt" fo:font-style="italic" style:text-underline-style="none" fo:font-weight="normal" officeooo:rsid="002a4c4b" officeooo:paragraph-rsid="002a4c4b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color="#000000" loext:opacity="100%" style:font-name="Liberation Serif" fo:font-size="12pt" fo:font-style="italic" style:text-underline-style="none" fo:font-weight="normal" officeooo:rsid="002de9c8" officeooo:paragraph-rsid="002de9c8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color="#000000" loext:opacity="100%" style:font-name="Liberation Serif" fo:font-size="12pt" fo:font-style="italic" style:text-underline-style="none" fo:font-weight="normal" officeooo:rsid="002f6da1" officeooo:paragraph-rsid="002f6da1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 style:list-style-name="L1">
      <style:text-properties officeooo:rsid="00291c02" officeooo:paragraph-rsid="00291c02"/>
    </style:style>
    <style:style style:name="T1" style:family="text">
      <style:text-properties officeooo:rsid="00134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 Nova Light"/>
    </style:style>
    <style:style style:name="T5" style:family="text">
      <style:text-properties officeooo:rsid="001d20ec"/>
    </style:style>
    <style:style style:name="T6" style:family="text">
      <style:text-properties officeooo:rsid="001e9cf4"/>
    </style:style>
    <style:style style:name="T7" style:family="text">
      <style:text-properties officeooo:rsid="001eeba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04709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204709"/>
    </style:style>
    <style:style style:name="T13" style:family="text">
      <style:text-properties officeooo:rsid="00266f2f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86ee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font-name="Liberation Serif" fo:font-size="12pt" fo:font-style="normal" style:text-underline-style="none" fo:font-weight="normal" officeooo:rsid="00286ee3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Liberation Serif" fo:font-size="12pt" fo:font-style="normal" style:text-underline-style="none" fo:font-weight="normal" officeooo:rsid="002bebf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31aa42"/>
    </style:style>
    <style:style style:name="T21" style:family="text">
      <style:text-properties officeooo:rsid="0032c2c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Defininf variables and constans:</text:p>
      <text:p text:style-name="P1"/>
      <text:p text:style-name="P1">Variables:</text:p>
      <text:p text:style-name="P1"/>
      <text:p text:style-name="P1">var a= 10; // variable function scope</text:p>
      <text:p text:style-name="P1">let b=10; <text:s/>// variable block-scoped</text:p>
      <text:p text:style-name="P1"/>
      <text:p text:style-name="P1"/>
      <text:p text:style-name="P1">Constanst:</text:p>
      <text:p text:style-name="P1"/>
      <text:p text:style-name="P1">const b= 30; // value cannot be reassigned, <text:span text:style-name="T20">block scoped</text:span></text:p>
      <text:p text:style-name="P1"/>
      <text:p text:style-name="P1"/>
      <text:p text:style-name="P1"/>
      <text:p text:style-name="P1">Global variable:</text:p>
      <text:p text:style-name="P1"/>
      <text:p text:style-name="P1">a =10; // not using let,var,const . Is very dangerous</text:p>
      <text:p text:style-name="P1"/>
      <text:p text:style-name="P1"/>
      <text:p text:style-name="P1"/>
      <text:p text:style-name="P1">Value type:</text:p>
      <text:p text:style-name="P1"/>
      <text:p text:style-name="P1"/>
      <text:p text:style-name="P1">Operator typeof [variable] return type of variable</text:p>
      <text:p text:style-name="P1"/>
      <text:p text:style-name="P2">Special number cases:</text:p>
      <text:p text:style-name="P1"/>
      <text:p text:style-name="P1">let a =10* “sede” // return NaN</text:p>
      <text:p text:style-name="P1">let b= 9/0 // return Infinity</text:p>
      <text:p text:style-name="P1"/>
      <text:p text:style-name="P1">if we do typeof NaN, that return “number”</text:p>
      <text:p text:style-name="P1">if we do typeof Inifnity , that return “number”</text:p>
      <text:p text:style-name="P1"/>
      <text:p text:style-name="P1">The Math object permit t do all matemathics operations, like Math.sin(x).</text:p>
      <text:p text:style-name="P1"/>
      <text:p text:style-name="P3">Number precision</text:p>
      <text:p text:style-name="P3"/>
      <text:p text:style-name="P5">Is not a good idea compare decimal number in javscript, because sometimes </text:p>
      <text:p text:style-name="P5">what do you think is not what javascript do</text:p>
      <text:p text:style-name="P5"/>
      <text:p text:style-name="P3"/>
      <text:p text:style-name="P3"/>
      <text:p text:style-name="P4">NULL</text:p>
      <text:p text:style-name="P4"/>
      <text:p text:style-name="P6">null is onsidered an object in javascript: es typeof null // “object”</text:p>
      <text:p text:style-name="P6"/>
      <text:p text:style-name="P7">Functions</text:p>
      <text:p text:style-name="P7"/>
      <text:p text:style-name="P6">The code: </text:p>
      <text:p text:style-name="P6">myfunc();</text:p>
      <text:p text:style-name="P6"><text:soft-page-break/>function myfunc(){</text:p>
      <text:p text:style-name="P6">return 10;</text:p>
      <text:p text:style-name="P6">}</text:p>
      <text:p text:style-name="P7"/>
      <text:p text:style-name="P7">WORK !!</text:p>
      <text:p text:style-name="P7"/>
      <text:p text:style-name="P6">But the code </text:p>
      <text:p text:style-name="P6"><text:s/>myfunct();</text:p>
      <text:p text:style-name="P6"/>
      <text:p text:style-name="P6">let myfunc = function(){</text:p>
      <text:p text:style-name="P6">return 10;</text:p>
      <text:p text:style-name="P6">}</text:p>
      <text:p text:style-name="P6"/>
      <text:p text:style-name="P7">NOT WORK!!</text:p>
      <text:p text:style-name="P11"/>
      <text:p text:style-name="P11"/>
      <text:p text:style-name="P31">UNDEFINED</text:p>
      <text:p text:style-name="P12"/>
      <text:p text:style-name="P12">let x;</text:p>
      <text:p text:style-name="P12">typeof x; // undefined</text:p>
      <text:p text:style-name="P12"/>
      <text:p text:style-name="P13">Difference vs null: undefined means that a variable is not defined, null is a value setted.</text:p>
      <text:p text:style-name="P13"/>
      <text:p text:style-name="P13">The typeof undefined is undefined, the typeof null is object</text:p>
      <text:p text:style-name="P13"/>
      <text:p text:style-name="P13">When i pass a value to a function that using default:</text:p>
      <text:p text:style-name="P13"/>
      <text:p text:style-name="P13">function print( msg=”default”){</text:p>
      <text:p text:style-name="P13"><text:tab/>console.log(msg);</text:p>
      <text:p text:style-name="P13">}</text:p>
      <text:p text:style-name="P12"/>
      <text:p text:style-name="P13">print(undefined) ; ==&gt;&gt;&gt; print “default”;</text:p>
      <text:p text:style-name="P13">print(null); ==&gt;&gt;&gt; print null;</text:p>
      <text:p text:style-name="P13"/>
      <text:p text:style-name="P13"/>
      <text:p text:style-name="P32">BigInt</text:p>
      <text:p text:style-name="P32"/>
      <text:p text:style-name="P13">Is a data type for ensure correct big numbers;</text:p>
      <text:p text:style-name="P13"/>
      <text:p text:style-name="P13">for not lose accurancy, at the end of the number with put a n like:</text:p>
      <text:p text:style-name="P13"/>
      <text:p text:style-name="P13">let y=400000000000000n <text:s/>==&gt;&gt;&gt; is a big int.</text:p>
      <text:p text:style-name="P13"/>
      <text:p text:style-name="P13">NB: operations between numbers and big int give ERRORS. For operations between big int and numbers, have to be used BigInt(num) function for trasform number in bigint</text:p>
      <text:p text:style-name="P13"/>
      <text:p text:style-name="P13">ex: 10n + 2 ==&gt;&gt; error!!</text:p>
      <text:p text:style-name="P13"><text:s text:c="6"/>10n + BigInt(2) ==&gt;&gt; 12n</text:p>
      <text:p text:style-name="P13"/>
      <text:p text:style-name="P13">Every decimal gived by operations between big int is <text:s/>truncated</text:p>
      <text:p text:style-name="P13"/>
      <text:p text:style-name="P13"/>
      <text:p text:style-name="P32"><text:soft-page-break/></text:p>
      <text:p text:style-name="P32"/>
      <text:p text:style-name="P32">Symbol</text:p>
      <text:p text:style-name="P32"/>
      <text:p text:style-name="P32"/>
      <text:p text:style-name="P13">let mysymbol=Symbol(“myfirstSymbol”);</text:p>
      <text:p text:style-name="P13">typeof mySymbol; ==&gt; “symbol”</text:p>
      <text:p text:style-name="P13"/>
      <text:p text:style-name="P13"/>
      <text:p text:style-name="P13">Two symbols are always differents if compared with == , <text:span text:style-name="T1">beacuse they are used for ensuring uniquess</text:span></text:p>
      <text:p text:style-name="P13"/>
      <text:p text:style-name="P14">Ex:</text:p>
      <text:p text:style-name="P14"/>
      <text:p text:style-name="P14">let myobj={</text:p>
      <text:p text:style-name="P14"><text:tab/>name: “name”,</text:p>
      <text:p text:style-name="P14"><text:tab/>...</text:p>
      <text:p text:style-name="P14">}</text:p>
      <text:p text:style-name="P14"/>
      <text:p text:style-name="P14">let nameSymbol=Symbol(“name”);</text:p>
      <text:p text:style-name="P14">myobj[nameSymbol] =”nameSymbol”</text:p>
      <text:p text:style-name="P14">//create a proprty name without overwritten the property name created before</text:p>
      <text:p text:style-name="P14">myobj[nameSymbol] ==myobj[“name”] ==&gt;&gt;&gt;&gt; FALSE</text:p>
      <text:p text:style-name="P14"/>
      <text:p text:style-name="P14"/>
      <text:p text:style-name="P14"/>
      <text:p text:style-name="P28">VALUES THAT ARE FALSY OR TRUTHY</text:p>
      <text:p text:style-name="P15"/>
      <text:p text:style-name="P15">This is a list of the 7 values that return false or true on if section:</text:p>
      <text:p text:style-name="P15"/>
      <text:p text:style-name="P15">“” ==&gt;false ,</text:p>
      <text:p text:style-name="P15">[] ==&gt;&gt; true,</text:p>
      <text:p text:style-name="P15">{} ==&gt;&gt; true,</text:p>
      <text:p text:style-name="P15">NaN ==&gt;&gt; false,</text:p>
      <text:p text:style-name="P15">Infinity ==&gt;&gt; true,</text:p>
      <text:p text:style-name="P15">0 , 0n==&gt;&gt; false,</text:p>
      <text:p text:style-name="P15"/>
      <text:p text:style-name="P15"/>
      <text:p text:style-name="P29">LET VS VAR</text:p>
      <text:p text:style-name="P16"/>
      <text:p text:style-name="P16"><text:span text:style-name="T2">var</text:span> create a variable that exist inside the function where is created</text:p>
      <text:p text:style-name="P16"><text:span text:style-name="T2">let</text:span> create a variable that exist only inside the block where is inserted</text:p>
      <text:p text:style-name="P16"/>
      <text:p text:style-name="P29">OBJECT ORIENTED PROGRAMMING WITH JAVASCRIPT</text:p>
      <text:p text:style-name="P29"/>
      <text:p text:style-name="P16">Instead of classes, javascript use Prototypes</text:p>
      <text:p text:style-name="P16"/>
      <text:p text:style-name="P17">When i create a prototype ( is the “class”) like :</text:p>
      <text:p text:style-name="P17"/>
      <text:p text:style-name="P17">let person={</text:p>
      <text:p text:style-name="P17"><text:tab/>name: “name”,</text:p>
      <text:p text:style-name="P17"><text:tab/>age: 35,</text:p>
      <text:p text:style-name="P17"><text:soft-page-break/><text:tab/>sayHello : function(){</text:p>
      <text:p text:style-name="P17"><text:tab/>alert(“hello”);</text:p>
      <text:p text:style-name="P17"><text:tab/>}</text:p>
      <text:p text:style-name="P17">}</text:p>
      <text:p text:style-name="P17"/>
      <text:p text:style-name="P17">i can create a “instance” of this new “class” that in javascript is called Child:</text:p>
      <text:p text:style-name="P17"/>
      <text:p text:style-name="P17">let anotherPerson=Object.create(person); // create a child from person</text:p>
      <text:p text:style-name="P17"/>
      <text:p text:style-name="P17">Ea<text:span text:style-name="T20">c</text:span>h cha<text:span text:style-name="T20">n</text:span>ge that i made to the pro<text:span text:style-name="T20">t</text:span>otype, is reflected to all is childs, unless the changes are maded to a child. Changes to a child perm<text:span text:style-name="T20">it</text:span> that the property ch<text:span text:style-name="T20">an</text:span>ged not be overriden by cha<text:span text:style-name="T20">n</text:span>ges to the prototype:</text:p>
      <text:p text:style-name="P17"/>
      <text:p text:style-name="P17">Example:</text:p>
      <text:p text:style-name="P17">anotherPerson.name= “Overriden”; // change name to the child</text:p>
      <text:p text:style-name="P17"/>
      <text:p text:style-name="P17">person.name=”newName”; // change name to the prototype</text:p>
      <text:p text:style-name="P17"/>
      <text:p text:style-name="P17">console.log(anotherPerson.name ) ==&gt;&gt; “Overriden”;</text:p>
      <text:p text:style-name="P17"/>
      <text:p text:style-name="P17"/>
      <text:p text:style-name="P30">THE PROTOTYPE CHAIN</text:p>
      <text:p text:style-name="P18"/>
      <text:p text:style-name="P18"><text:s/>If i want found a property inside a child object, how javascript search that property?</text:p>
      <text:p text:style-name="P18"/>
      <text:p text:style-name="P8">First , search property to the child where is request:</text:p>
      <text:p text:style-name="P18"/>
      <text:p text:style-name="P18">anotherPersone.name</text:p>
      <text:p text:style-name="P18"/>
      <text:p text:style-name="P8">If not found that property, try to found to his prototype:</text:p>
      <text:p text:style-name="P18"/>
      <text:p text:style-name="P18">person.name</text:p>
      <text:p text:style-name="P18"/>
      <text:p text:style-name="P18">I<text:span text:style-name="T3">f not found yet, try to found inside:</text:span></text:p>
      <text:p text:style-name="P18"/>
      <text:p text:style-name="P18">Object.prototype</text:p>
      <text:p text:style-name="P18"/>
      <text:p text:style-name="P8">If not found yet, return null</text:p>
      <text:p text:style-name="P18"/>
      <text:p text:style-name="P8">Object.prototype is the uppermost prorotype of all objects in JS, and is value is {}</text:p>
      <text:p text:style-name="P8"/>
      <text:p text:style-name="P8"/>
      <text:p text:style-name="P18">If i want found the prototype of an object, i have to use:</text:p>
      <text:p text:style-name="P18"/>
      <text:p text:style-name="P18">Object.getProrotypeOf(anotherPerson) ==&gt;&gt; return the person object</text:p>
      <text:p text:style-name="P18">Object.getProrotypeOf(person) <text:s/>==&gt;&gt; return the Object.prototype object , so {}</text:p>
      <text:p text:style-name="P18"/>
      <text:p text:style-name="P18"/>
      <text:p text:style-name="P19">Class, Extend, Constrcutor are derived form that prototype formula.</text:p>
      <text:p text:style-name="P19"/>
      <text:p text:style-name="P19"/>
      <text:p text:style-name="P19"/>
      <text:p text:style-name="P33"><text:soft-page-break/>THIS KEYWORD</text:p>
      <text:p text:style-name="P19">Refer to the <text:span text:style-name="T5">current execution</text:span> context where is applicated. </text:p>
      <text:p text:style-name="P19"/>
      <text:p text:style-name="P19">If i created a a function globally, like:</text:p>
      <text:p text:style-name="P19"/>
      <text:p text:style-name="P19"><text:tab/><text:span text:style-name="T4">function setName(){</text:span></text:p>
      <text:p text:style-name="P39"><text:tab/><text:tab/>this.name=”Name”;</text:p>
      <text:p text:style-name="P39"><text:tab/>}</text:p>
      <text:p text:style-name="P19"/>
      <text:p text:style-name="P19">and i not created before the ‘name’ variable, this function create on the global context a variable name with value “Name”</text:p>
      <text:p text:style-name="P33"/>
      <text:p text:style-name="P33"/>
      <text:p text:style-name="P34">UTILITES FOR OBJECT, <text:s/>ARRAYS, FUNCTIONS</text:p>
      <text:p text:style-name="P34"/>
      <text:p text:style-name="P20">OBJECTS UTILITES:</text:p>
      <text:p text:style-name="P20"/>
      <text:p text:style-name="P20"><text:tab/>let myObj= {</text:p>
      <text:p text:style-name="P20"><text:tab/><text:tab/>a: 1,</text:p>
      <text:p text:style-name="P20"><text:tab/><text:tab/>b: 2,</text:p>
      <text:p text:style-name="P20"><text:tab/><text:tab/>c: 3</text:p>
      <text:p text:style-name="P20"><text:tab/>};</text:p>
      <text:p text:style-name="P20"/>
      <text:p text:style-name="P20"><text:tab/>let myObj2= {</text:p>
      <text:p text:style-name="P20"><text:tab/><text:tab/>banana: 1,</text:p>
      <text:p text:style-name="P20"><text:tab/><text:tab/>mango: 2,</text:p>
      <text:p text:style-name="P20"><text:tab/>};</text:p>
      <text:p text:style-name="P20"/>
      <text:p text:style-name="P20">Object.keys(myObj) ==&gt;&gt; return [“a”,”b”,”c”]</text:p>
      <text:p text:style-name="P20">Object.values(myObj) ==&gt;&gt; return [1,2,3]</text:p>
      <text:p text:style-name="P20">Object.entries(myObj) ==&gt;&gt; return [[“a”,1], [“b”,2],[“c”,3]</text:p>
      <text:p text:style-name="P20"/>
      <text:p text:style-name="P20">Object.assign <text:span text:style-name="T6">==&gt;&gt;&gt;</text:span></text:p>
      <text:p text:style-name="P20"/>
      <text:p text:style-name="P40">const target = { a: 1, b: 2 };<text:line-break/>const source = { b: 4, c: 5 };<text:line-break/><text:line-break/>const returnedTarget = Object.assign(target, source); // <text:span text:style-name="T6">can be passed other objects after source object</text:span><text:line-break/><text:line-break/>console.log(target);<text:line-break/>// Expected output: Object { a: 1, b: 4, c: 5 }<text:line-break/><text:line-break/>console.log(returnedTarget === target);<text:line-break/>// Expected output: true</text:p>
      <text:p text:style-name="P20"/>
      <text:p text:style-name="P20"/>
      <text:p text:style-name="P21">If i want create a copy of an object, without that new object have references to the object, i need to use:</text:p>
      <text:p text:style-name="P21"/>
      <text:p text:style-name="P21">Object.assign({}, myObj);</text:p>
      <text:p text:style-name="P33"/>
      <text:p text:style-name="P35"><text:soft-page-break/>ARRAY UTILITIES</text:p>
      <text:p text:style-name="P35"/>
      <text:p text:style-name="P10">array.splice(startingIndex,removeHowMany,...elemntsToAdd)</text:p>
      <text:p text:style-name="P22"/>
      <text:p text:style-name="P22">Used for remove ,replace or <text:s/>add items to an array:</text:p>
      <text:p text:style-name="P22"/>
      <text:p text:style-name="P22">Ex for remove:</text:p>
      <text:p text:style-name="P22">arr= [1,2,3,4]</text:p>
      <text:p text:style-name="P22">arr.splice(2,1); ==&gt;&gt; remove element 3, and return an array with it</text:p>
      <text:p text:style-name="P22"/>
      <text:p text:style-name="P22">Ex for replace:</text:p>
      <text:p text:style-name="P22">arr=[1,2,3,4]</text:p>
      <text:p text:style-name="P22">arr.splice(2,0,100) ==&gt;&gt; change element at position 2 with element 100</text:p>
      <text:p text:style-name="P22">console.log(arr) ==&gt;&gt; [1,2,100,4]</text:p>
      <text:p text:style-name="P22"/>
      <text:p text:style-name="P22">Ex completed:</text:p>
      <text:p text:style-name="P22">arr=[1,2,3,4]</text:p>
      <text:p text:style-name="P22">arr.splice(0,2,”one”,”two”) ==&gt;&gt; remove from position 0 <text:s/>2 elements and insert from that position two element “one” and “two”</text:p>
      <text:p text:style-name="P22">console.log(arr) ==&gt;&gt; [“one”,”two”, 3, 4]</text:p>
      <text:p text:style-name="P22"/>
      <text:p text:style-name="P22"/>
      <text:p text:style-name="P35">array.indexOf(el)<text:span text:style-name="T9"> ==&gt; return index of element inside an array, </text:span><text:span text:style-name="T10">else -1</text:span></text:p>
      <text:p text:style-name="P35">array.find (function(arrayEl){ return arrayEl &gt;3}) <text:span text:style-name="T8">==&gt; </text:span><text:span text:style-name="T9">return first element of array that return condition true, </text:span><text:span text:style-name="T10">else undefined</text:span></text:p>
      <text:p text:style-name="P44"/>
      <text:p text:style-name="P36"><text:span text:style-name="T12">a</text:span>rray.filter<text:span text:style-name="T7">(function(arrayEl){ return arrayEl &gt;3}) <text:s/></text:span><text:span text:style-name="T9">==&gt;&gt; return elements that return true on filter function</text:span></text:p>
      <text:p text:style-name="P22"/>
      <text:p text:style-name="P23"><text:span text:style-name="T11">array.push(el)</text:span><text:span text:style-name="T2"> </text:span>==&gt;&gt; insert el into array</text:p>
      <text:p text:style-name="P23"/>
      <text:p text:style-name="P23"><text:span text:style-name="T11">array.pop() </text:span>==&gt;&gt; remove f<text:span text:style-name="T21">i</text:span>rts element into array</text:p>
      <text:p text:style-name="P23"/>
      <text:p text:style-name="P36">array.map(<text:span text:style-name="T7">function(arrayEl){ return arrayEl </text:span>+<text:span text:style-name="T7">3;}</text:span>) <text:span text:style-name="T9">==&gt;&gt; <text:s/>create a copy of array with modififed values</text:span></text:p>
      <text:p text:style-name="P23"/>
      <text:p text:style-name="P23"/>
      <text:p text:style-name="P23">ES6 SINTAX</text:p>
      <text:p text:style-name="P23"/>
      <text:p text:style-name="P23"/>
      <text:p text:style-name="P23">FUNCTIONS:</text:p>
      <text:p text:style-name="P23"/>
      <text:p text:style-name="P23">ARROW FUNCTIONS ==&gt;&gt;</text:p>
      <text:p text:style-name="P23"/>
      <text:p text:style-name="P23">Used only if declared with let, var, const:</text:p>
      <text:p text:style-name="P23"/>
      <text:p text:style-name="P23">Ex:</text:p>
      <text:p text:style-name="P23">let myFunc= (arg1,arg2) =&gt;{</text:p>
      <text:p text:style-name="P23"/>
      <text:p text:style-name="P23">}</text:p>
      <text:p text:style-name="P23"/>
      <text:p text:style-name="P47">if function have only one argument , can be:</text:p>
      <text:p text:style-name="P23"><text:soft-page-break/></text:p>
      <text:p text:style-name="P23">let myFunction = arg1 =&gt; arg1*100;</text:p>
      <text:p text:style-name="P23"/>
      <text:p text:style-name="P36"><text:span text:style-name="T9">if</text:span><text:span text:style-name="T8"> i have to return an object from an array function:</text:span></text:p>
      <text:p text:style-name="P23"/>
      <text:p text:style-name="P23">let myFunc= () =&gt; ({</text:p>
      <text:p text:style-name="P23"><text:tab/>message: “message”,</text:p>
      <text:p text:style-name="P23"><text:tab/>time: “8:00 am”</text:p>
      <text:p text:style-name="P23">})</text:p>
      <text:p text:style-name="P23"/>
      <text:p text:style-name="P23"/>
      <text:p text:style-name="P24">If i have to define a function like a property of an object, i have to use the old sintax function like:</text:p>
      <text:p text:style-name="P24">let myObj={</text:p>
      <text:p text:style-name="P24"><text:tab/>sayHello: function(){ alert(“h”)}</text:p>
      <text:p text:style-name="P24">}</text:p>
      <text:p text:style-name="P24"/>
      <text:p text:style-name="P24"/>
      <text:p text:style-name="P37">DEFAULT ARGUMENTS</text:p>
      <text:p text:style-name="P37"/>
      <text:p text:style-name="P24">Set a default value for parameters used in a function</text:p>
      <text:p text:style-name="P24"/>
      <text:p text:style-name="P24">ex:</text:p>
      <text:p text:style-name="P24"><text:s/>let myFunc= (x= “default”, y=110) =&gt; {};</text:p>
      <text:p text:style-name="P37"/>
      <text:p text:style-name="P37"/>
      <text:p text:style-name="P37">SPREAD OPERATOR</text:p>
      <text:p text:style-name="P37"/>
      <text:p text:style-name="P24">If i want combine two object insed one, like obj1 and obj2, i can do that with this sintax:</text:p>
      <text:p text:style-name="P24"/>
      <text:p text:style-name="P24">let obj3={</text:p>
      <text:p text:style-name="P24"><text:tab/>...obj1,</text:p>
      <text:p text:style-name="P24"><text:tab/>...obj2</text:p>
      <text:p text:style-name="P24">}</text:p>
      <text:p text:style-name="P24"/>
      <text:p text:style-name="P25">if obj1 and obj2 have “z” property, the value of “z” inside obj3 is the”z” value of obj2.</text:p>
      <text:p text:style-name="P25"/>
      <text:p text:style-name="P25">If i have a object obj3 that insert “z” like a own property, and obj1 and obj2 contain that property, the value of “z” is the value of the own property of obj3</text:p>
      <text:p text:style-name="P25"/>
      <text:p text:style-name="P25"/>
      <text:p text:style-name="P25">The spread operator can be used inside arrays:</text:p>
      <text:p text:style-name="P25"/>
      <text:p text:style-name="P25">let combined=[</text:p>
      <text:p text:style-name="P25"><text:tab/>0, ...arr1,...arr2</text:p>
      <text:p text:style-name="P25">]</text:p>
      <text:p text:style-name="P25"/>
      <text:p text:style-name="P25">and with array functions:</text:p>
      <text:p text:style-name="P25"/>
      <text:p text:style-name="P25">let func=(arg1,arg2,...rest) =&gt; { console.log(rest)}</text:p>
      <text:p text:style-name="P25">func(1,2,3,4) ; // prints [3,4]</text:p>
      <text:p text:style-name="P25"/>
      <text:p text:style-name="P25">otherwise ,i can pass params to function func like:</text:p>
      <text:p text:style-name="P25"><text:soft-page-break/>let numbers=[1,2,3,4];</text:p>
      <text:p text:style-name="P25">func(...numbers)</text:p>
      <text:p text:style-name="P25"/>
      <text:p text:style-name="P25"/>
      <text:p text:style-name="P25"/>
      <text:p text:style-name="P26">OBJECT DESTRUCTURING</text:p>
      <text:p text:style-name="P26"/>
      <text:p text:style-name="P26">If i want soome properties from an object, insted of find it with . or [propertyName], can be used the sintax:</text:p>
      <text:p text:style-name="P26"/>
      <text:p text:style-name="P26">Ex:</text:p>
      <text:p text:style-name="P26"/>
      <text:p text:style-name="P9">let { name, age, eyeColor=”undefined”} = person; // find properties inside person and ,if don t find eyeColor, set default value </text:p>
      <text:p text:style-name="P26"/>
      <text:p text:style-name="P26">If i want rename a property that i want see, i can use:</text:p>
      <text:p text:style-name="P26"/>
      <text:p text:style-name="P9">let { name: personName, age, } = person // set personName with person.name value, i can set a defualt like in the example over at personName.</text:p>
      <text:p text:style-name="P9"/>
      <text:p text:style-name="P26">Same behavior for array.</text:p>
      <text:p text:style-name="P26"/>
      <text:p text:style-name="P26">If i have nested object<text:span text:style-name="T13">s</text:span> like :</text:p>
      <text:p text:style-name="P26"/>
      <text:p text:style-name="P9">person={</text:p>
      <text:p text:style-name="P9"/>
      <text:p text:style-name="P9"><text:tab/>body:{</text:p>
      <text:p text:style-name="P9"><text:tab/><text:tab/>width: 100</text:p>
      <text:p text:style-name="P9"><text:tab/>}</text:p>
      <text:p text:style-name="P9">}</text:p>
      <text:p text:style-name="P9"/>
      <text:p text:style-name="P26">with this sintax, i can take the width and the nested object:</text:p>
      <text:p text:style-name="P26"/>
      <text:p text:style-name="P9">let { body { width}}= person;</text:p>
      <text:p text:style-name="P9"/>
      <text:p text:style-name="P9"/>
      <text:p text:style-name="P38">Template String</text:p>
      <text:p text:style-name="P38"/>
      <text:p text:style-name="P27">with the sintax:</text:p>
      <text:p text:style-name="P41"><text:span text:style-name="T14">var a= `</text:span><text:span text:style-name="T16"> hola ${variableOrExpression} </text:span><text:span text:style-name="T14">`</text:span><text:span text:style-name="T16"> ;</text:span></text:p>
      <text:p text:style-name="P48"/>
      <text:p text:style-name="P48">can be inserted variables value or expression inside a string</text:p>
      <text:p text:style-name="P48"/>
      <text:p text:style-name="P48"/>
      <text:p text:style-name="P48"/>
      <text:p text:style-name="P48">IMPORT AND EXPORT SYNTAX:</text:p>
      <text:p text:style-name="P48"/>
      <text:p text:style-name="P48">for export: <text:s/>export default [whatIWantExport]</text:p>
      <text:p text:style-name="P48">for import: import [whatIWantImport] from ‘./whereiHaveToImport’;</text:p>
      <text:p text:style-name="P48"/>
      <text:p text:style-name="P49">if i want import everything from a file can be used the aliases like:</text:p>
      <text:p text:style-name="P49"/>
      <text:p text:style-name="P55"><text:soft-page-break/>import * <text:s/>as util from ‘./utilities’;</text:p>
      <text:p text:style-name="P49"/>
      <text:p text:style-name="P49"/>
      <text:p text:style-name="P49"/>
      <text:p text:style-name="P50">ASYNCHRONOUS CODE </text:p>
      <text:p text:style-name="P50"/>
      <text:p text:style-name="P50">CALLBACKS:</text:p>
      <text:p text:style-name="P50">Functions called when the father function is completed</text:p>
      <text:p text:style-name="P50"/>
      <text:p text:style-name="P50"/>
      <text:p text:style-name="P50">PROMISE:</text:p>
      <text:p text:style-name="P50">Way to write back-to-back async operations</text:p>
      <text:p text:style-name="P50"/>
      <text:p text:style-name="P50">A promise can have 3 states:</text:p>
      <text:list xml:id="list94442618" text:style-name="L1">
        <text:list-item>
          <text:p text:style-name="P59"><text:span text:style-name="T18">Pending</text:span><text:span text:style-name="T15"> : async operation hasn t completed yet</text:span></text:p>
        </text:list-item>
        <text:list-item>
          <text:p text:style-name="P59"><text:span text:style-name="T18">Fulfilled</text:span><text:span text:style-name="T15">: operation completed successfully</text:span></text:p>
        </text:list-item>
        <text:list-item>
          <text:p text:style-name="P59"><text:span text:style-name="T18">Rejected</text:span><text:span text:style-name="T15">: operation failed</text:span></text:p>
        </text:list-item>
      </text:list>
      <text:p text:style-name="P50"/>
      <text:p text:style-name="P50">Ex:</text:p>
      <text:p text:style-name="P50">let myPromise = new Promise((resolve, reject) =&gt; {</text:p>
      <text:p text:style-name="P51"><text:tab/>setTimeout(() =&gt;{</text:p>
      <text:p text:style-name="P51"><text:tab/><text:tab/>resolve(“Success!”);</text:p>
      <text:p text:style-name="P51"><text:tab/>},1000);</text:p>
      <text:p text:style-name="P50">});</text:p>
      <text:p text:style-name="P50"/>
      <text:p text:style-name="P42">When i call resolve() method, i go to the .then promise</text:p>
      <text:p text:style-name="P42">When i call reject() method, i go to .catch promise</text:p>
      <text:p text:style-name="P42">When the promise finish operations on catch or then, went everytime to finally</text:p>
      <text:p text:style-name="P52"/>
      <text:p text:style-name="P56">myPromise</text:p>
      <text:p text:style-name="P56">.then( message =&gt; {// do something})</text:p>
      <text:p text:style-name="P56">.catch(err =&gt;{ //if something went wrong})</text:p>
      <text:p text:style-name="P56">.finally(() =&gt; { // do something })</text:p>
      <text:p text:style-name="P52"/>
      <text:p text:style-name="P52"/>
      <text:p text:style-name="P52">WRITE SYNCRONHOUS CODE:</text:p>
      <text:p text:style-name="P52"/>
      <text:p text:style-name="P42"><text:span text:style-name="T15">Using AWAIT: is a syntactic sugar of Promises, </text:span><text:span text:style-name="T17">is corresponding to .then</text:span></text:p>
      <text:p text:style-name="P52"/>
      <text:p text:style-name="P53">ex:</text:p>
      <text:p text:style-name="P53"/>
      <text:p text:style-name="P53">let response = await fetch(url);</text:p>
      <text:p text:style-name="P53">let data= await response.json();</text:p>
      <text:p text:style-name="P53"/>
      <text:p text:style-name="P53">console.log(data) // data is logged after every await operation is completed </text:p>
      <text:p text:style-name="P53"/>
      <text:p text:style-name="P54">NB: await can t be used directly in a javascript file, must be inside something</text:p>
      <text:p text:style-name="P54"/>
      <text:p text:style-name="P54">Any function that contains await must be labelled with the async keyword</text:p>
      <text:p text:style-name="P54"/>
      <text:p text:style-name="P54">Ex:</text:p>
      <text:p text:style-name="P43"><text:span text:style-name="T15"><text:tab/></text:span><text:span text:style-name="T19">function doSomeThing= async function(){</text:span></text:p>
      <text:p text:style-name="P57"><text:soft-page-break/><text:tab/><text:tab/>let x = <text:span text:style-name="T21">a</text:span>wait somesyncFunction();</text:p>
      <text:p text:style-name="P57"/>
      <text:p text:style-name="P57"><text:tab/>}</text:p>
      <text:p text:style-name="P57"/>
      <text:p text:style-name="P58">if i want underst<text:span text:style-name="T21">o</text:span>od how await is went, i have to use try catch</text:p>
      <text:p text:style-name="P58"/>
      <text:p text:style-name="P58">doSomething(){</text:p>
      <text:p text:style-name="P58"><text:tab/>return new Promise((resolve,reject) =&gt;{</text:p>
      <text:p text:style-name="P58"><text:tab/><text:tab/>setTimeout(()=&gt;{</text:p>
      <text:p text:style-name="P58"><text:tab/><text:tab/><text:tab/>resolve(“Suc<text:span text:style-name="T21">c</text:span>ess”) // await successfully</text:p>
      <text:p text:style-name="P58"><text:tab/><text:tab/>},1000);</text:p>
      <text:p text:style-name="P58"><text:tab/>}</text:p>
      <text:p text:style-name="P58"/>
      <text:p text:style-name="P58">}</text:p>
      <text:p text:style-name="P58"/>
      <text:p text:style-name="P58">try{</text:p>
      <text:p text:style-name="P58"><text:tab/>let message=await doSomething(); // promise that return a message on success</text:p>
      <text:p text:style-name="P58"><text:tab/>console.log(message)</text:p>
      <text:p text:style-name="P58"><text:tab/></text:p>
      <text:p text:style-name="P58">}catch(error){</text:p>
      <text:p text:style-name="P58"><text:tab/>// if await goes wr<text:span text:style-name="T21">o</text:span>ng, come here</text:p>
      <text:p text:style-name="P58">}finally{</text:p>
      <text:p text:style-name="P58"><text:s/><text:tab/>console.log(“I’m done”)</text:p>
      <text:p text:style-name="P58"><text:tab/>//goes inside that state everytime </text:p>
      <text:p text:style-name="P58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ova Light" svg:font-family="'Arial Nova Light'" style:font-family-generic="swiss" style:font-pitch="variable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2T14:42:46.829000000</dc:date>
    <meta:editing-duration>PT18M8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0" meta:paragraph-count="269" meta:word-count="1571" meta:character-count="9706" meta:non-whitespace-character-count="8315"/>
  </office:meta>
</office:document-meta>
</file>